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bfd" officeooo:paragraph-rsid="001586dd"/>
    </style:style>
    <style:style style:name="T1" style:family="text">
      <style:text-properties officeooo:rsid="0004c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 vers ma page web hébergée en ligne sur GitHub Pages : </text:span></text:p>
      <text:p text:style-name="P1"><text:a xlink:type="simple" xlink:href="https://marioncd.github.io/MarionCarraud_3_21072021/" text:style-name="Internet_20_link" text:visited-style-name="Visited_20_Internet_20_Link">https://marioncd.github.io/MarionCarraud_3_21072021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6T13:18:00.146000000</meta:creation-date>
    <dc:date>2021-08-26T13:20:33.486000000</dc:date>
    <meta:editing-duration>PT2M33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" meta:word-count="13" meta:character-count="112" meta:non-whitespace-character-count="99"/>
  </office:meta>
</office:document-meta>
</file>